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8000000B0902ED492.png" manifest:media-type="image/png"/>
  <manifest:file-entry manifest:full-path="Pictures/100002010000010F000000FE52C4CD36.png" manifest:media-type="image/png"/>
  <manifest:file-entry manifest:full-path="Pictures/10000000000002560000017D01D5EA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arrow">
      <style:graphic-properties draw:textarea-horizontal-align="center" draw:textarea-vertical-align="middle"/>
    </style:style>
    <style:style style:name="gr5" style:family="graphic" style:parent-style-name="Badge">
      <style:graphic-properties draw:textarea-horizontal-align="center" draw:textarea-vertical-align="middle"/>
    </style:style>
    <style:style style:name="gr6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7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8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9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5cm" svg:height="0.635cm" svg:x="3.905cm" svg:y="3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1.27cm" svg:height="1.27cm" svg:x="18.78cm" svg:y="6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7cm" svg:height="0.635cm" svg:x="13.7cm" svg:y="5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" draw:layer="layout" svg:width="15.823cm" svg:height="10.081cm" svg:x="3.592cm" svg:y="2.984cm">
          <draw:image xlink:href="Pictures/10000000000002560000017D01D5EA07.png" xlink:type="simple" xlink:show="embed" xlink:actuate="onLoad">
            <text:p/>
          </draw:image>
        </draw:frame>
        <draw:frame draw:style-name="gr3" draw:text-style-name="P1" draw:layer="layout" svg:width="7.17cm" svg:height="6.72cm" svg:x="18.78cm" svg:y="4.81cm">
          <draw:image xlink:href="Pictures/100002010000010F000000FE52C4CD36.png" xlink:type="simple" xlink:show="embed" xlink:actuate="onLoad">
            <text:p/>
          </draw:image>
        </draw:frame>
        <draw:connector draw:style-name="gr4" draw:text-style-name="P1" draw:layer="layout" draw:type="curve" svg:x1="3.905cm" svg:y1="3.858cm" svg:x2="2.905cm" svg:y2="2.905cm" draw:start-shape="id1" draw:start-glue-point="5" draw:end-shape="id2" draw:end-glue-point="2" svg:d="M3905 3858c-667 0-1000-317-1000-953" svg:viewBox="0 0 1001 954">
          <text:p/>
        </draw:connector>
        <draw:circle draw:style-name="gr5" draw:text-style-name="P1" xml:id="id2" draw:id="id2" draw:layer="layout" svg:width="1.27cm" svg:height="1.27cm" svg:x="2.27cm" svg:y="1.635cm">
          <text:p text:style-name="P1">1</text:p>
        </draw:circle>
        <draw:circle draw:style-name="gr5" draw:text-style-name="P1" draw:layer="layout" svg:width="1.27cm" svg:height="1.27cm" svg:x="6.715cm" svg:y="1.635cm">
          <text:p text:style-name="P1">2</text:p>
        </draw:circle>
        <draw:circle draw:style-name="gr5" draw:text-style-name="P1" xml:id="id3" draw:id="id3" draw:layer="layout" svg:width="1.27cm" svg:height="1.27cm" svg:x="13.7cm" svg:y="2.905cm">
          <text:p text:style-name="P1">3</text:p>
        </draw:circle>
        <draw:connector draw:style-name="gr4" draw:text-style-name="P1" draw:layer="layout" draw:type="curve" svg:x1="14.335cm" svg:y1="5.445cm" svg:x2="14.335cm" svg:y2="4.175cm" draw:end-shape="id3" draw:end-glue-point="2" svg:d="M14335 5445v-1270" svg:viewBox="0 0 1 1271">
          <text:p/>
        </draw:connector>
        <draw:frame draw:style-name="gr6" draw:layer="layout" svg:width="2.369cm" svg:height="1.673cm" svg:x="3.54cm" svg:y="1.635cm">
          <draw:text-box>
            <text:p>Select</text:p>
            <text:p>code</text:p>
          </draw:text-box>
        </draw:frame>
        <draw:frame draw:style-name="gr7" draw:layer="layout" svg:width="4.519cm" svg:height="1.27cm" svg:x="14.896cm" svg:y="2.905cm">
          <draw:text-box>
            <text:p>Select format</text:p>
          </draw:text-box>
        </draw:frame>
        <draw:circle draw:style-name="gr5" draw:text-style-name="P1" xml:id="id5" draw:id="id5" draw:layer="layout" svg:width="1.27cm" svg:height="1.27cm" svg:x="15.605cm" svg:y="6.08cm">
          <text:p text:style-name="P1">4</text:p>
        </draw:circle>
        <draw:connector draw:style-name="gr4" draw:text-style-name="P1" draw:layer="layout" draw:type="curve" svg:x1="18.78cm" svg:y1="6.715cm" svg:x2="16.875cm" svg:y2="6.715cm" draw:start-shape="id4" draw:start-glue-point="5" draw:end-shape="id5" draw:end-glue-point="1" svg:d="M18780 6715h-1905" svg:viewBox="0 0 1906 1">
          <text:p/>
        </draw:connector>
        <draw:frame draw:style-name="gr8" draw:layer="layout" svg:width="2.191cm" svg:height="0.962cm" svg:x="16.589cm" svg:y="5.445cm">
          <draw:text-box>
            <text:p>Paste</text:p>
          </draw:text-box>
        </draw:frame>
        <draw:frame draw:style-name="gr9" draw:layer="layout" svg:width="5.861cm" svg:height="1.673cm" svg:x="7.985cm" svg:y="1.635cm">
          <draw:text-box>
            <text:p>Press </text:p>
            <text:p>CTRL R + CTRL C</text:p>
          </draw:text-box>
        </draw:frame>
        <draw:frame draw:style-name="gr10" draw:text-style-name="P1" draw:layer="layout" svg:width="1.962cm" svg:height="2.54cm" svg:x="4.483cm" svg:y="4.175cm">
          <draw:image xlink:href="Pictures/1000020100000088000000B0902ED4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e6e6e6" draw:end-color="#cccccc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1" draw:display-name="Hatch 1" draw:style="single" draw:color="#000000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2" svg:stroke-width="0.15cm" svg:stroke-color="#0066cc" draw:marker-start="Arrow" draw:marker-start-width="0.7cm" draw:marker-start-center="true" draw:marker-end-width="0.3cm" draw:fill="solid" draw:fill-color="#ffffff" draw:fill-gradient-name="Gradient_20_8" draw:fill-hatch-name="Hatch_20_2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  <style:style style:name="CommentBlob" style:family="graphic" style:parent-style-name="text">
      <style:graphic-properties draw:stroke="solid" draw:stroke-dash="Dashed_20__28_var_29__20_2" draw:fill="gradient" draw:fill-gradient-name="Gradient_20_1" draw:fill-hatch-name="Hatch_20_2" draw:fill-image-name="Bitmape_20_1" draw:fill-image-width="0cm" draw:fill-image-height="0cm"/>
    </style:style>
    <style:style style:name="Badge" style:family="graphic" style:parent-style-name="objectwitharrow">
      <style:graphic-properties svg:stroke-width="0.05cm" draw:marker-start-width="0.56cm" draw:marker-end-width="0.16cm" draw:fill-color="#e6e6ff"/>
      <style:text-properties fo:font-size="24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12T01:25:25.28</meta:creation-date>
    <dc:date>2015-03-27T23:57:28.504996140</dc:date>
    <meta:editing-duration>PT7H42M18S</meta:editing-duration>
    <meta:editing-cycles>15</meta:editing-cycles>
    <meta:generator>LibreOffice/4.2.7.2$Linux_X86_64 LibreOffice_project/420m0$Build-2</meta:generator>
    <meta:document-statistic meta:object-count="17"/>
  </office:meta>
</office:document-meta>
</file>